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400000318023B6E33F03549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8.469cm" svg:height="13.202cm" svg:x="0.5cm" svg:y="0.499cm">
          <draw:image xlink:href="Pictures/100000010000045400000318023B6E33F03549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9.47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27T16:38:28.560196205</dc:date>
    <meta:editing-duration>PT5H5M12S</meta:editing-duration>
    <meta:editing-cycles>19</meta:editing-cycles>
    <meta:generator>LibreOffice/7.4.0.3$Linux_X86_64 LibreOffice_project/40$Build-3</meta:generator>
    <meta:document-statistic meta:object-count="1"/>
  </office:meta>
</office:document-meta>
</file>